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7963" calcext:value-type="float">
            <text:p>67963</text:p>
          </table:table-cell>
          <table:table-cell office:value-type="float" office:value="2.055114985" calcext:value-type="float">
            <text:p>2,055114985</text:p>
          </table:table-cell>
          <table:table-cell office:value-type="float" office:value="0.3651016653" calcext:value-type="float">
            <text:p>0,3651016653</text:p>
          </table:table-cell>
          <table:table-cell office:value-type="float" office:value="0.01043060049" calcext:value-type="float">
            <text:p>0,0104306005</text:p>
          </table:table-cell>
          <table:table-cell office:value-type="float" office:value="0.001082137227" calcext:value-type="float">
            <text:p>0,001082137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1482" calcext:value-type="float">
            <text:p>71482</text:p>
          </table:table-cell>
          <table:table-cell office:value-type="float" office:value="1.284488678" calcext:value-type="float">
            <text:p>1,284488678</text:p>
          </table:table-cell>
          <table:table-cell office:value-type="float" office:value="0.5468327403" calcext:value-type="float">
            <text:p>0,5468327403</text:p>
          </table:table-cell>
          <table:table-cell office:value-type="float" office:value="0.002635093173" calcext:value-type="float">
            <text:p>0,0026350932</text:p>
          </table:table-cell>
          <table:table-cell table:style-name="ce1" office:value-type="float" office:value="0.00004998821532" calcext:value-type="float">
            <text:p>5,00E-00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2779" calcext:value-type="float">
            <text:p>72779</text:p>
          </table:table-cell>
          <table:table-cell office:value-type="float" office:value="1.577504277" calcext:value-type="float">
            <text:p>1,577504277</text:p>
          </table:table-cell>
          <table:table-cell office:value-type="float" office:value="0.4951357245" calcext:value-type="float">
            <text:p>0,4951357245</text:p>
          </table:table-cell>
          <table:table-cell office:value-type="float" office:value="0.001108429627" calcext:value-type="float">
            <text:p>0,0011084296</text:p>
          </table:table-cell>
          <table:table-cell table:style-name="ce1" office:value-type="float" office:value="0.00005612302266" calcext:value-type="float">
            <text:p>5,61E-00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3420" calcext:value-type="float">
            <text:p>73420</text:p>
          </table:table-cell>
          <table:table-cell office:value-type="float" office:value="1.536885977" calcext:value-type="float">
            <text:p>1,536885977</text:p>
          </table:table-cell>
          <table:table-cell office:value-type="float" office:value="0.533167243" calcext:value-type="float">
            <text:p>0,533167243</text:p>
          </table:table-cell>
          <table:table-cell office:value-type="float" office:value="0.000862326764" calcext:value-type="float">
            <text:p>0,0008623268</text:p>
          </table:table-cell>
          <table:table-cell table:style-name="ce1" office:value-type="float" office:value="0.00003477124119" calcext:value-type="float">
            <text:p>3,48E-00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3957" calcext:value-type="float">
            <text:p>73957</text:p>
          </table:table-cell>
          <table:table-cell office:value-type="float" office:value="1.572858214" calcext:value-type="float">
            <text:p>1,572858214</text:p>
          </table:table-cell>
          <table:table-cell office:value-type="float" office:value="0.4952424169" calcext:value-type="float">
            <text:p>0,4952424169</text:p>
          </table:table-cell>
          <table:table-cell office:value-type="float" office:value="0.0007733311504" calcext:value-type="float">
            <text:p>0,0007733312</text:p>
          </table:table-cell>
          <table:table-cell table:style-name="ce1" office:value-type="float" office:value="0.00002071422568" calcext:value-type="float">
            <text:p>2,07E-00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4397" calcext:value-type="float">
            <text:p>74397</text:p>
          </table:table-cell>
          <table:table-cell office:value-type="float" office:value="1.278090715" calcext:value-type="float">
            <text:p>1,278090715</text:p>
          </table:table-cell>
          <table:table-cell office:value-type="float" office:value="0.5811105967" calcext:value-type="float">
            <text:p>0,5811105967</text:p>
          </table:table-cell>
          <table:table-cell office:value-type="float" office:value="0.000597219856" calcext:value-type="float">
            <text:p>0,0005972199</text:p>
          </table:table-cell>
          <table:table-cell table:style-name="ce1" office:value-type="float" office:value="0.00002059378676" calcext:value-type="float">
            <text:p>2,06E-00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74826" calcext:value-type="float">
            <text:p>74826</text:p>
          </table:table-cell>
          <table:table-cell office:value-type="float" office:value="1.420306683" calcext:value-type="float">
            <text:p>1,420306683</text:p>
          </table:table-cell>
          <table:table-cell office:value-type="float" office:value="0.5355635285" calcext:value-type="float">
            <text:p>0,5355635285</text:p>
          </table:table-cell>
          <table:table-cell office:value-type="float" office:value="0.0005324813537" calcext:value-type="float">
            <text:p>0,0005324814</text:p>
          </table:table-cell>
          <table:table-cell table:style-name="ce1" office:value-type="float" office:value="0.00002730673623" calcext:value-type="float">
            <text:p>2,73E-00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5206" calcext:value-type="float">
            <text:p>75206</text:p>
          </table:table-cell>
          <table:table-cell office:value-type="float" office:value="1.426448226" calcext:value-type="float">
            <text:p>1,426448226</text:p>
          </table:table-cell>
          <table:table-cell office:value-type="float" office:value="0.518933177" calcext:value-type="float">
            <text:p>0,518933177</text:p>
          </table:table-cell>
          <table:table-cell office:value-type="float" office:value="0.0006318406668" calcext:value-type="float">
            <text:p>0,0006318407</text:p>
          </table:table-cell>
          <table:table-cell table:style-name="ce1" office:value-type="float" office:value="0.00004076391633" calcext:value-type="float">
            <text:p>4,08E-00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5720" calcext:value-type="float">
            <text:p>75720</text:p>
          </table:table-cell>
          <table:table-cell office:value-type="float" office:value="1.345265269" calcext:value-type="float">
            <text:p>1,345265269</text:p>
          </table:table-cell>
          <table:table-cell office:value-type="float" office:value="0.5806269646" calcext:value-type="float">
            <text:p>0,5806269646</text:p>
          </table:table-cell>
          <table:table-cell office:value-type="float" office:value="0.0008438134682" calcext:value-type="float">
            <text:p>0,0008438135</text:p>
          </table:table-cell>
          <table:table-cell table:style-name="ce1" office:value-type="float" office:value="0.00004050304779" calcext:value-type="float">
            <text:p>4,05E-00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6516" calcext:value-type="float">
            <text:p>76516</text:p>
          </table:table-cell>
          <table:table-cell office:value-type="float" office:value="1.512082219" calcext:value-type="float">
            <text:p>1,512082219</text:p>
          </table:table-cell>
          <table:table-cell office:value-type="float" office:value="0.510071516" calcext:value-type="float">
            <text:p>0,510071516</text:p>
          </table:table-cell>
          <table:table-cell office:value-type="float" office:value="0.0009356537485" calcext:value-type="float">
            <text:p>0,0009356537</text:p>
          </table:table-cell>
          <table:table-cell table:style-name="ce1" office:value-type="float" office:value="0.00009356537339" calcext:value-type="float">
            <text:p>9,36E-005</text:p>
          </table:table-cell>
        </table:table-row>
        <table:table-row table:style-name="ro2">
          <table:table-cell table:number-columns-repeated="2"/>
          <table:table-cell table:formula="of:=AVERAGE([.C2:.C11])" office:value-type="float" office:value="1.5009045243" calcext:value-type="float">
            <text:p>1,5009045243</text:p>
          </table:table-cell>
          <table:table-cell table:formula="of:=AVERAGE([.D2:.D11])" office:value-type="float" office:value="0.51617855728" calcext:value-type="float">
            <text:p>0,5161785573</text:p>
          </table:table-cell>
          <table:table-cell table:formula="of:=AVERAGE([.E2:.E11])" office:value-type="float" office:value="0.00193507902976" calcext:value-type="float">
            <text:p>0,001935079</text:p>
          </table:table-cell>
          <table:table-cell table:formula="of:=AVERAGE([.F2:.F11])" office:value-type="float" office:value="0.000146646679235" calcext:value-type="float">
            <text:p>0,0001466467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09T08:49:42.881999117</dc:date>
    <meta:document-statistic meta:table-count="1" meta:cell-count="70" meta:object-count="0"/>
    <meta:generator>LibreOffice/4.1.5.3$Linux_X86_64 LibreOffice_project/410m0$Build-3</meta:generator>
  </office:meta>
</office:document-meta>
</file>